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6F000037179815BA9A.svm"/>
  <manifest:file-entry manifest:media-type="" manifest:full-path="Pictures/2000000700003FC60000198838AD517B.svm"/>
  <manifest:file-entry manifest:media-type="" manifest:full-path="Pictures/20000007000055FE00004913C506ECE2.svm"/>
  <manifest:file-entry manifest:media-type="" manifest:full-path="Pictures/2000000700003F9100003FC683E0BEAC.svm"/>
  <manifest:file-entry manifest:media-type="" manifest:full-path="Pictures/2000000700002909000006EED2E40C85.svm"/>
  <manifest:file-entry manifest:media-type="" manifest:full-path="Pictures/20000007000035F4000022D5D4701992.svm"/>
  <manifest:file-entry manifest:media-type="" manifest:full-path="Pictures/200000070000298D0000087B182D501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4" style:family="table">
      <style:table-properties style:width="6.6931in" table:align="margins"/>
    </style:style>
    <style:style style:name="Tabell4.A" style:family="table-column">
      <style:table-column-properties style:column-width="2.2313in" style:rel-column-width="21845*"/>
    </style:style>
    <style:style style:name="Tabell4.A1" style:family="table-cell">
      <style:table-cell-properties fo:padding="0.0382in" fo:border-left="0.0007in solid #000000" fo:border-right="none" fo:border-top="0.0007in solid #000000" fo:border-bottom="0.0007in solid #000000"/>
    </style:style>
    <style:style style:name="Tabell4.C1" style:family="table-cell">
      <style:table-cell-properties fo:padding="0.0382in" fo:border="0.0007in solid #000000"/>
    </style:style>
    <style:style style:name="Tabell4.A2" style:family="table-cell">
      <style:table-cell-properties fo:padding="0.0382in" fo:border-left="0.0007in solid #000000" fo:border-right="none" fo:border-top="none" fo:border-bottom="0.0007in solid #000000"/>
    </style:style>
    <style:style style:name="Tabell4.C2" style:family="table-cell">
      <style:table-cell-properties fo:padding="0.0382in" fo:border-left="0.0007in solid #000000" fo:border-right="0.0007in solid #000000" fo:border-top="none" fo:border-bottom="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1" style:family="table-row">
      <style:table-row-properties style:min-row-height="0.2465in"/>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1" style:family="table-row">
      <style:table-row-properties style:min-row-height="0.2465in"/>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3.3465in" style:rel-column-width="32767*"/>
    </style:style>
    <style:style style:name="Tabell7.B" style:family="table-column">
      <style:table-column-properties style:column-width="3.3465in" style:rel-column-width="32768*"/>
    </style:style>
    <style:style style:name="Tabell7.1" style:family="table-row">
      <style:table-row-properties style:min-row-height="0.2465in"/>
    </style:style>
    <style:style style:name="Tabell7.A1" style:family="table-cell">
      <style:table-cell-properties fo:padding="0.0382in" fo:border-left="0.0007in solid #000000" fo:border-right="none" fo:border-top="0.0007in solid #000000" fo:border-bottom="0.0007in solid #000000"/>
    </style:style>
    <style:style style:name="Tabell7.B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65in" style:rel-column-width="32767*"/>
    </style:style>
    <style:style style:name="Tabell8.B" style:family="table-column">
      <style:table-column-properties style:column-width="3.3465in" style:rel-column-width="32768*"/>
    </style:style>
    <style:style style:name="Tabell8.1" style:family="table-row">
      <style:table-row-properties style:min-row-height="0.2465in"/>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1" style:family="table">
      <style:table-properties style:width="6.6931in" table:align="margins"/>
    </style:style>
    <style:style style:name="Tabell1.A" style:family="table-column">
      <style:table-column-properties style:column-width="2.2313in" style:rel-column-width="21845*"/>
    </style:style>
    <style:style style:name="Tabell1.A1" style:family="table-cell">
      <style:table-cell-properties fo:padding="0.0382in" fo:border-left="0.0007in solid #000000" fo:border-right="none" fo:border-top="0.0007in solid #000000" fo:border-bottom="0.0007in solid #000000"/>
    </style:style>
    <style:style style:name="Tabell1.C1" style:family="table-cell">
      <style:table-cell-properties fo:padding="0.0382in" fo:border="0.0007in solid #000000"/>
    </style:style>
    <style:style style:name="Tabell1.A2" style:family="table-cell">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2.2313in" style:rel-column-width="21845*"/>
    </style:style>
    <style:style style:name="Tabell2.A1" style:family="table-cell">
      <style:table-cell-properties fo:padding="0.0382in" fo:border-left="0.0007in solid #000000" fo:border-right="none" fo:border-top="0.0007in solid #000000" fo:border-bottom="0.0007in solid #000000"/>
    </style:style>
    <style:style style:name="Tabell2.C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text-align="start" style:justify-single-word="false" fo:text-indent="0in" style:auto-text-indent="false" style:text-autospace="none"/>
      <style:text-properties fo:color="#d8d8d8" style:font-name="Consolas" fo:font-size="12pt"/>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3"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4292e" style:font-name="apple-system" fo:font-size="12pt" fo:letter-spacing="normal" fo:font-style="normal" fo:font-weight="normal"/>
    </style:style>
    <style:style style:name="P4"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letter-spacing="normal" fo:font-style="normal" fo:font-weight="bold"/>
    </style:style>
    <style:style style:name="P5" style:family="paragraph" style:parent-style-name="Text_20_body">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letter-spacing="normal" fo:font-style="normal" fo:font-weight="bold"/>
    </style:style>
    <style:style style:name="P6"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24292e" style:font-name="apple-system" fo:letter-spacing="normal" fo:font-style="normal" fo:font-weight="bold"/>
    </style:style>
    <style:style style:name="P7"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style>
    <style:style style:name="P8"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style>
    <style:style style:name="P9"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10"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style>
    <style:style style:name="P11"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normal" style:font-weight-asian="bold" style:font-weight-complex="bold"/>
    </style:style>
    <style:style style:name="P12"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normal" style:font-weight-asian="normal" style:font-weight-complex="normal"/>
    </style:style>
    <style:style style:name="P13"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14"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fo:letter-spacing="normal"/>
    </style:style>
    <style:style style:name="P15" style:family="paragraph" style:parent-style-name="Table_20_Heading">
      <style:paragraph-properties fo:padding-left="0.1354in" fo:padding-right="0.1354in" fo:padding-top="0.0626in" fo:padding-bottom="0.0626in" fo:border="0.0008in solid #dfe2e5"/>
      <style:text-properties style:font-name="apple-system" fo:font-size="12pt" fo:font-weight="bold"/>
    </style:style>
    <style:style style:name="P16" style:family="paragraph" style:parent-style-name="Table_20_Heading">
      <style:paragraph-properties fo:text-align="center" style:justify-single-word="false" fo:padding-left="0.1354in" fo:padding-right="0.1354in" fo:padding-top="0.0626in" fo:padding-bottom="0.0626in" fo:border="0.0008in solid #dfe2e5"/>
      <style:text-properties style:font-name="apple-system" fo:font-size="12pt" fo:font-weight="bold"/>
    </style:style>
    <style:style style:name="P17" style:family="paragraph" style:parent-style-name="Table_20_Contents">
      <style:paragraph-properties fo:padding-left="0.1354in" fo:padding-right="0.1354in" fo:padding-top="0.0626in" fo:padding-bottom="0.0626in" fo:border="0.0008in solid #dfe2e5"/>
      <style:text-properties style:font-name="apple-system" fo:font-size="12pt"/>
    </style:style>
    <style:style style:name="P18" style:family="paragraph" style:parent-style-name="Table_20_Contents">
      <style:paragraph-properties fo:text-align="center" style:justify-single-word="false" fo:padding-left="0.1354in" fo:padding-right="0.1354in" fo:padding-top="0.0626in" fo:padding-bottom="0.0626in" fo:border="0.0008in solid #dfe2e5"/>
      <style:text-properties style:font-name="apple-system" fo:font-size="12pt"/>
    </style:style>
    <style:style style:name="P19" style:family="paragraph" style:parent-style-name="Table_20_Contents">
      <style:text-properties style:font-name="apple-system"/>
    </style:style>
    <style:style style:name="P20" style:family="paragraph" style:parent-style-name="Table_20_Contents">
      <style:text-properties style:font-name="apple-system" fo:font-size="12pt"/>
    </style:style>
    <style:style style:name="P21" style:family="paragraph" style:parent-style-name="Text_20_body">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22" style:family="paragraph" style:parent-style-name="Text_20_body">
      <style:paragraph-properties fo:margin-top="0in" fo:margin-bottom="0.1665in" fo:orphans="2" fo:widows="2"/>
      <style:text-properties fo:color="#24292e" style:font-name="apple-system" fo:font-size="12pt"/>
    </style:style>
    <style:style style:name="P23" style:family="paragraph" style:parent-style-name="Text_20_body">
      <style:paragraph-properties fo:margin-top="0in" fo:margin-bottom="0.1665in" fo:orphans="2" fo:widows="2"/>
      <style:text-properties fo:color="#24292e" style:font-name="apple-system" fo:font-size="12pt" fo:font-weight="bold" style:font-weight-asian="bold" style:font-weight-complex="bold"/>
    </style:style>
    <style:style style:name="P24" style:family="paragraph" style:parent-style-name="Heading_20_1">
      <style:text-properties fo:font-variant="normal" fo:text-transform="none" fo:color="#24292e" style:font-name="apple-system" fo:font-size="32pt" fo:letter-spacing="normal" fo:font-style="normal" fo:font-weight="bold" style:font-size-asian="32pt" style:font-size-complex="32pt"/>
    </style:style>
    <style:style style:name="P25" style:family="paragraph" style:parent-style-name="Heading_20_1">
      <style:text-properties fo:font-variant="normal" fo:text-transform="none" fo:color="#24292e" style:font-name="apple-system" fo:letter-spacing="normal" fo:font-style="normal" fo:font-weight="bold"/>
    </style:style>
    <style:style style:name="P26" style:family="paragraph" style:parent-style-name="Standard">
      <style:text-properties fo:font-size="16pt" fo:font-weight="bold" style:font-size-asian="16pt" style:font-weight-asian="bold" style:font-size-complex="16pt" style:font-weight-complex="bold"/>
    </style:style>
    <style:style style:name="P27" style:family="paragraph" style:parent-style-name="Standard">
      <style:text-properties fo:font-size="18pt" fo:font-weight="bold" style:font-size-asian="18pt" style:font-weight-asian="bold" style:font-size-complex="18pt" style:font-weight-complex="bold"/>
    </style:style>
    <style:style style:name="P28" style:family="paragraph" style:parent-style-name="Standard">
      <style:text-properties fo:font-size="12pt" fo:font-weight="bold" style:font-size-asian="12pt" style:font-weight-asian="bold" style:font-size-complex="12pt" style:font-weight-complex="bold"/>
    </style:style>
    <style:style style:name="P29" style:family="paragraph" style:parent-style-name="Text_20_body">
      <style:text-properties fo:font-variant="normal" fo:text-transform="none" fo:color="#24292e" style:font-name="apple-system" fo:font-size="32pt" fo:letter-spacing="normal" fo:font-style="normal" fo:font-weight="bold" style:font-size-asian="32pt" style:font-size-complex="32pt"/>
    </style:style>
    <style:style style:name="P30" style:family="paragraph" style:parent-style-name="Text_20_body">
      <style:text-properties fo:font-variant="normal" fo:text-transform="none" fo:color="#24292e" style:font-name="apple-system" fo:font-size="22pt" fo:letter-spacing="normal" fo:font-style="normal" fo:font-weight="bold" style:font-size-asian="22pt" style:font-size-complex="22pt"/>
    </style:style>
    <style:style style:name="P31" style:family="paragraph" style:parent-style-name="Text_20_body">
      <style:text-properties fo:font-variant="normal" fo:text-transform="none" fo:color="#ff420e" style:font-name="apple-system" fo:font-size="32pt" fo:letter-spacing="normal" fo:font-style="normal" fo:font-weight="bold" style:font-size-asian="32pt" style:font-size-complex="32pt"/>
    </style:style>
    <style:style style:name="P32" style:family="paragraph" style:parent-style-name="Heading_20_1">
      <style:text-properties fo:font-variant="normal" fo:text-transform="none" fo:color="#24292e" style:font-name="apple-system" fo:font-size="32pt" fo:letter-spacing="normal" fo:font-style="normal" fo:font-weight="bold" style:font-size-asian="32pt" style:font-size-complex="32pt"/>
    </style:style>
    <style:style style:name="P33"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letter-spacing="normal" fo:font-style="normal" fo:font-weight="bold"/>
    </style:style>
    <style:style style:name="P34" style:family="paragraph" style:parent-style-name="Table_20_Contents" style:list-style-name="L5">
      <style:text-properties style:font-name="apple-system" fo:font-size="12pt"/>
    </style:style>
    <style:style style:name="P35" style:family="paragraph" style:parent-style-name="Table_20_Contents">
      <style:text-properties style:font-name="apple-system" fo:font-size="18pt" fo:font-weight="bold" style:font-size-asian="18pt" style:font-weight-asian="bold" style:font-size-complex="18pt" style:font-weight-complex="bold"/>
    </style:style>
    <style:style style:name="P36" style:family="paragraph" style:parent-style-name="Table_20_Contents">
      <style:text-properties style:font-name="apple-system" fo:font-weight="bold" style:font-weight-asian="bold" style:font-weight-complex="bold"/>
    </style:style>
    <style:style style:name="P37" style:family="paragraph" style:parent-style-name="Standard">
      <style:text-properties fo:font-size="12pt" fo:font-weight="normal" style:font-size-asian="12pt" style:font-weight-asian="normal" style:font-size-complex="12pt" style:font-weight-complex="normal"/>
    </style:style>
    <style:style style:name="P38" style:family="paragraph" style:parent-style-name="Standard">
      <style:text-properties fo:font-size="12pt" fo:font-weight="bold" style:font-size-asian="12pt" style:font-weight-asian="bold" style:font-size-complex="12pt" style:font-weight-complex="bold"/>
    </style:style>
    <style:style style:name="P39" style:family="paragraph" style:parent-style-name="Standard">
      <style:text-properties fo:font-size="16pt" fo:font-weight="bold" style:font-size-asian="16pt" style:font-weight-asian="bold" style:font-size-complex="16pt" style:font-weight-complex="bold"/>
    </style:style>
    <style:style style:name="P40" style:family="paragraph" style:parent-style-name="Standard">
      <style:text-properties style:font-name="apple-system" fo:font-size="16pt" fo:font-weight="bold" style:font-size-asian="16pt" style:font-weight-asian="bold" style:font-size-complex="16pt" style:font-weight-complex="bold"/>
    </style:style>
    <style:style style:name="P41" style:family="paragraph" style:parent-style-name="Standard">
      <style:text-properties fo:font-size="18pt" fo:font-weight="bold"/>
    </style:style>
    <style:style style:name="P42" style:family="paragraph" style:parent-style-name="Standard">
      <style:text-properties fo:font-size="18pt" fo:font-weight="bold" style:font-size-asian="18pt" style:font-weight-asian="bold" style:font-size-complex="18pt" style:font-weight-complex="bold"/>
    </style:style>
    <style:style style:name="P43" style:family="paragraph" style:parent-style-name="Standard" style:list-style-name="L3">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44" style:family="paragraph" style:parent-style-name="Standard" style:list-style-name="L1">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45" style:family="paragraph" style:parent-style-name="Standard" style:list-style-name="L1">
      <style:paragraph-properties fo:margin-left="0in" fo:margin-right="0in" fo:text-align="start" style:justify-single-word="false" fo:text-indent="0in" style:auto-text-indent="false" style:text-autospace="none"/>
      <style:text-properties fo:color="#000000" style:font-name="Consolas" fo:font-size="12pt" fo:font-weight="bold" style:font-name-asian="Consolas" style:font-size-asian="12pt" style:font-weight-asian="bold" style:font-name-complex="Consolas" style:font-size-complex="12pt" style:font-weight-complex="bold"/>
    </style:style>
    <style:style style:name="P4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2pt"/>
    </style:style>
    <style:style style:name="P47" style:family="paragraph" style:parent-style-name="Standard" style:list-style-name="L3">
      <style:paragraph-properties fo:margin-left="0in" fo:margin-right="0in" fo:text-align="start" style:justify-single-word="false" fo:text-indent="0in" style:auto-text-indent="false" style:text-autospace="none"/>
      <style:text-properties fo:color="#d8d8d8" style:font-name="Consolas" fo:font-size="12pt"/>
    </style:style>
    <style:style style:name="P48" style:family="paragraph" style:parent-style-name="Standard" style:list-style-name="">
      <style:paragraph-properties fo:margin-left="0in" fo:margin-right="0in" fo:text-align="start" style:justify-single-word="false" fo:text-indent="0in" style:auto-text-indent="false" style:text-autospace="none"/>
      <style:text-properties fo:color="#d8d8d8" style:font-name="Consolas" fo:font-size="12pt"/>
    </style:style>
    <style:style style:name="P49" style:family="paragraph" style:parent-style-name="Standard" style:list-style-name="L3">
      <style:paragraph-properties fo:margin-left="0in" fo:margin-right="0in" fo:text-align="start" style:justify-single-word="false" fo:text-indent="0in" style:auto-text-indent="false" style:text-autospace="none"/>
      <style:text-properties fo:font-variant="normal" fo:text-transform="none" fo:color="#24292e" style:font-name="apple-system" fo:font-size="12pt" fo:letter-spacing="normal" fo:font-style="normal" fo:font-weight="normal"/>
    </style:style>
    <style:style style:name="P50" style:family="paragraph" style:parent-style-name="Standard" style:list-style-name="L1">
      <style:paragraph-properties fo:margin-left="0in" fo:margin-right="0in" fo:margin-top="0in" fo:margin-bottom="0.1665in" fo:text-align="start" style:justify-single-word="false" fo:orphans="2" fo:widows="2" fo:text-indent="0in" style:auto-text-indent="false" style:text-autospace="none"/>
      <style:text-properties fo:font-variant="normal" fo:text-transform="none" fo:color="#000000" style:font-name="Consolas" fo:font-size="12pt" fo:letter-spacing="normal" fo:font-style="normal" fo:font-weight="bold" style:font-weight-asian="bold" style:font-weight-complex="bold"/>
    </style:style>
    <style:style style:name="P51" style:family="paragraph" style:parent-style-name="Standard" style:list-style-name="L1">
      <style:paragraph-properties fo:margin-left="0in" fo:margin-right="0in" fo:margin-top="0in" fo:margin-bottom="0.1665in" fo:text-align="start" style:justify-single-word="false" fo:orphans="2" fo:widows="2" fo:text-indent="0in" style:auto-text-indent="false" style:text-autospace="none"/>
      <style:text-properties fo:font-variant="normal" fo:text-transform="none" fo:color="#000000" style:font-name="Consolas" fo:font-size="12pt" fo:letter-spacing="normal" fo:font-style="normal" fo:font-weight="normal"/>
    </style:style>
    <style:style style:name="P52"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style>
    <style:style style:name="P53"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font-size-asian="18pt" style:font-weight-asian="bold" style:font-size-complex="18pt" style:font-weight-complex="bold"/>
    </style:style>
    <style:style style:name="P54"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normal" style:font-weight-asian="normal" style:font-weight-complex="normal"/>
    </style:style>
    <style:style style:name="P55"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style>
    <style:style style:name="P56" style:family="paragraph" style:parent-style-name="Text_20_body" style:list-style-name="L1">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7" style:family="paragraph" style:parent-style-name="Text_20_body" style:list-style-name="L2">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8" style:family="paragraph" style:parent-style-name="Text_20_body" style:list-style-name="L3">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9" style:family="paragraph" style:parent-style-name="Text_20_body" style:list-style-name="L4">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0" style:family="paragraph" style:parent-style-name="Text_20_body" style:list-style-name="L5">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1" style:family="paragraph" style:parent-style-name="Text_20_body">
      <style:paragraph-properties fo:margin-top="0in" fo:margin-bottom="0.1665in" fo:orphans="2" fo:widows="2"/>
      <style:text-properties fo:font-variant="normal" fo:text-transform="none" fo:color="#24292e" style:font-name="apple-system" fo:font-size="12pt" fo:letter-spacing="normal" fo:font-style="normal" fo:font-weight="bold" style:font-weight-asian="bold" style:font-weight-complex="bold"/>
    </style:style>
    <style:style style:name="P62" style:family="paragraph" style:parent-style-name="Text_20_body" style:list-style-name="L5">
      <style:paragraph-properties fo:margin-top="0in" fo:margin-bottom="0.1665in" fo:orphans="2" fo:widows="2"/>
      <style:text-properties fo:font-variant="normal" fo:text-transform="none" fo:color="#24292e" style:font-name="apple-system" fo:font-size="12pt" fo:letter-spacing="normal" fo:font-style="normal" fo:font-weight="bold" style:font-weight-asian="bold" style:font-weight-complex="bold"/>
    </style:style>
    <style:style style:name="P63" style:family="paragraph" style:parent-style-name="Text_20_body" style:list-style-name="L1">
      <style:paragraph-properties fo:margin-top="0in" fo:margin-bottom="0.1665in" fo:orphans="2" fo:widows="2"/>
      <style:text-properties fo:color="#24292e" style:font-name="apple-system" fo:font-size="12pt"/>
    </style:style>
    <style:style style:name="P64" style:family="paragraph" style:parent-style-name="Text_20_body" style:list-style-name="L3">
      <style:paragraph-properties fo:margin-top="0in" fo:margin-bottom="0.1665in" fo:orphans="2" fo:widows="2"/>
      <style:text-properties fo:color="#24292e" style:font-name="apple-system" fo:font-size="12pt"/>
    </style:style>
    <style:style style:name="P65" style:family="paragraph" style:parent-style-name="Text_20_body" style:list-style-name="L4">
      <style:paragraph-properties fo:margin-top="0in" fo:margin-bottom="0.1665in" fo:orphans="2" fo:widows="2"/>
      <style:text-properties fo:color="#24292e" style:font-name="apple-system" fo:font-size="12pt"/>
    </style:style>
    <style:style style:name="P66" style:family="paragraph" style:parent-style-name="Text_20_body" style:list-style-name="L1">
      <style:paragraph-properties fo:margin-top="0in" fo:margin-bottom="0.1665in" fo:orphans="2" fo:widows="2"/>
      <style:text-properties fo:color="#000000" style:font-name="Consolas" fo:font-size="12pt" fo:font-weight="bold" style:font-weight-asian="bold" style:font-weight-complex="bold"/>
    </style:style>
    <style:style style:name="P67" style:family="paragraph" style:parent-style-name="Text_20_body" style:list-style-name="L1">
      <style:paragraph-properties fo:margin-top="0in" fo:margin-bottom="0.1665in" fo:orphans="2" fo:widows="2"/>
      <style:text-properties fo:color="#000000" style:font-name="Consolas" fo:font-size="12pt"/>
    </style:style>
    <style:style style:name="T1" style:family="text">
      <style:text-properties fo:font-weight="bold" style:font-weight-asian="bold" style:font-weight-complex="bold"/>
    </style:style>
    <style:style style:name="T2" style:family="text">
      <style:text-properties style:font-name="apple-system" fo:font-size="12pt" fo:font-style="normal" fo:font-weight="normal"/>
    </style:style>
    <style:style style:name="T3" style:family="text">
      <style:text-properties style:font-name="apple-system" fo:font-size="12pt" fo:font-style="normal" fo:font-weight="normal" style:font-weight-asian="normal" style:font-weight-complex="normal"/>
    </style:style>
    <style:style style:name="T4" style:family="text">
      <style:text-properties fo:font-size="12pt" style:font-weight-asian="bold" style:font-weight-complex="bold"/>
    </style:style>
    <style:style style:name="T5" style:family="text">
      <style:text-properties fo:font-size="12pt" style:font-size-asian="12pt" style:font-size-complex="12pt"/>
    </style:style>
    <style:style style:name="T6" style:family="text">
      <style:text-properties fo:font-variant="normal" fo:text-transform="none" fo:color="#24292e" style:font-name="apple-system" fo:font-size="12pt" fo:letter-spacing="normal" fo:font-style="normal" fo:font-weight="normal" style:font-weight-asian="normal" style:font-weight-complex="normal"/>
    </style:style>
    <style:style style:name="T7" style:family="text">
      <style:text-properties fo:font-variant="normal" fo:text-transform="none" fo:color="#24292e" style:font-name="apple-system" fo:font-size="12pt" fo:letter-spacing="normal" fo:font-style="normal" style:font-weight-asian="bold" style:font-weight-complex="bold"/>
    </style:style>
    <style:style style:name="T8" style:family="text">
      <style:text-properties fo:font-variant="normal" fo:text-transform="none" fo:color="#24292e" style:font-name="apple-system" fo:letter-spacing="normal" fo:font-style="normal" fo:font-weight="normal"/>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normal" style:font-weight-asian="bold" style:font-weight-complex="bold"/>
    </style:style>
    <style:style style:name="T12" style:family="text">
      <style:text-properties fo:font-variant="normal" fo:text-transform="none" fo:letter-spacing="normal" fo:font-style="normal" fo:font-weight="normal" style:font-weight-asian="normal" style:font-weight-complex="normal"/>
    </style:style>
    <style:style style:name="T13" style:family="text">
      <style:text-properties fo:font-variant="normal" fo:text-transform="none" fo:letter-spacing="normal" fo:font-style="normal" fo:font-weight="bold" style:font-weight-asian="bold" style:font-weight-complex="bold"/>
    </style:style>
    <style:style style:name="T14" style:family="text">
      <style:text-properties fo:font-variant="normal" fo:text-transform="none" fo:color="#000000" style:font-name="Consolas" fo:letter-spacing="normal" fo:font-style="normal" fo:font-weight="normal" style:font-name-asian="Consolas" style:font-size-asian="12pt" style:font-name-complex="Consolas" style:font-size-complex="12pt"/>
    </style:style>
    <style:style style:name="T15" style:family="text">
      <style:text-properties fo:color="#000000" style:font-name="Consolas" style:font-name-asian="Consolas" style:font-size-asian="12pt" style:font-name-complex="Consolas" style:font-size-complex="12pt"/>
    </style:style>
    <style:style style:name="T16" style:family="text">
      <style:text-properties fo:color="#000000" style:font-name="Consolas" fo:font-weight="bold" style:font-name-asian="Consolas" style:font-size-asian="12pt" style:font-weight-asian="bold" style:font-name-complex="Consolas" style:font-size-complex="12pt" style:font-weight-complex="bold"/>
    </style:style>
    <style:style style:name="T17" style:family="text">
      <style:text-properties fo:color="#000000" style:font-name-asian="Consolas" style:font-size-asian="12pt" style:font-name-complex="Consolas" style:font-size-complex="12pt"/>
    </style:style>
    <style:style style:name="T18" style:family="text">
      <style:text-properties fo:color="#000000" fo:font-weight="bold" style:font-name-asian="Consolas" style:font-size-asian="12pt" style:font-weight-asian="bold" style:font-name-complex="Consolas" style:font-size-complex="12pt" style:font-weight-complex="bold"/>
    </style:style>
    <style:style style:name="T19" style:family="text">
      <style:text-properties style:font-weight-asian="normal" style:font-weight-complex="normal"/>
    </style:style>
    <style:style style:name="T20" style:family="text">
      <style:text-properties style:font-weight-asian="bold" style:font-weight-complex="bold"/>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style:font-size-asian="16pt" style:font-size-complex="16pt"/>
    </style:style>
    <style:style style:name="T23" style:family="text">
      <style:text-properties fo:font-size="18pt" style:font-size-asian="18pt" style:font-size-complex="18pt"/>
    </style:style>
    <style:style style:name="T24" style:family="text">
      <style:text-properties style:font-size-asian="18pt" style:font-weight-asian="bold" style:font-size-complex="18pt" style:font-weight-complex="bold"/>
    </style:style>
    <style:style style:name="T25" style:family="text">
      <style:text-properties style:font-name-asian="Consolas" style:font-size-asian="12pt" style:font-name-complex="Consolas"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Marcus Gärdskog Hill</text:h>
      <text:p text:style-name="P29">Iteration 3</text:p>
      <text:p text:style-name="P30">Mg223hh</text:p>
      <text:p text:style-name="P31">SPELLCHECK!!!!</text:p>
      <text:p text:style-name="P30">https://github.com/MarcusGHill/mg223hh1dv600</text:p>
      <text:h text:style-name="P24" text:outline-level="1"><text:soft-page-break/></text:h>
      <text:h text:style-name="P24" text:outline-level="1"/>
      <text:h text:style-name="P24" text:outline-level="1">Test Plan</text:h>
      <text:h text:style-name="P25" text:outline-level="1">Project hangman </text:h>
      <text:h text:style-name="P4" text:outline-level="2"><text:bookmark text:name="user-content-objective"/>Objective</text:h>
      <text:p text:style-name="P10">The objective is to test part of the code written so far for the project hangman application according to the instructions at <text:span text:style-name="T20">https://github.com/dntoll/1dv600/tree/master/A3.</text:span></text:p>
      <text:h text:style-name="P4" text:outline-level="2"><text:bookmark text:name="user-content-what-to-test-and-how"/>What to test and how.</text:h>
      <text:p text:style-name="P55"/>
      <text:p text:style-name="P10">All tests in this report is dynamic and done by the author, first I will manually test the “Choose wikipedia site to fetch words from” and the “quit game” use case. The wikipedia use case has a lot of moving parts and is best tested manually so that I can make sure that I have internet connection and if it takes alot of time I can manually check what might be going on. Also I am scraping wikipedia and I dont want to automate it and accidentaly make to many calls and get my IP blocked. The quit game use case will also be manually tested because it is a easy enough test to do manually, there is not to many possible outcomes and It won't take to much time.</text:p>
      <text:p text:style-name="P10">Then I will write two Junit tests each for two methods. The first method is addHighScore() in the HighScore class to check that the highscores get added and sorted proparly so that the highscore can be displayed in the correct way. This method works well for automated testing as it got simple inputs and is easy to check if it performed correctly. The second method that I will create Junit tests for is initializeHangman() in the gameLogic class. The tests will make sure that the hangman get initilized in the correct form and look exacty the same every time. This method is also well suited for automated testing since I might miss small changes in the hangman "image" by just looking at it but the automated test will find any deviation. <text:s/>Lastly one automated Junit test called checkNickNameTest() that will detect a failure in a incomplete method for checking if a nickname is saved.</text:p>
      <text:p text:style-name="P10"><text:soft-page-break/></text:p>
      <text:p text:style-name="P10"/>
      <text:h text:style-name="P4" text:outline-level="2"><text:bookmark text:name="user-content-time-plan"/>Time plan</text:h>
      <table:table table:name="Tabell4" table:style-name="Tabell4">
        <table:table-column table:style-name="Tabell4.A" table:number-columns-repeated="3"/>
        <table:table-row>
          <table:table-cell table:style-name="Tabell4.A1" office:value-type="string">
            <text:p text:style-name="P36">Task</text:p>
          </table:table-cell>
          <table:table-cell table:style-name="Tabell4.A1" office:value-type="string">
            <text:p text:style-name="P36">Estimated time</text:p>
          </table:table-cell>
          <table:table-cell table:style-name="Tabell4.C1" office:value-type="string">
            <text:p text:style-name="P36">Actual time</text:p>
          </table:table-cell>
        </table:table-row>
        <table:table-row>
          <table:table-cell table:style-name="Tabell4.A2" office:value-type="string">
            <text:p text:style-name="P19">Manual test case</text:p>
          </table:table-cell>
          <table:table-cell table:style-name="Tabell4.A2" office:value-type="string">
            <text:p text:style-name="P19">2 hours</text:p>
          </table:table-cell>
          <table:table-cell table:style-name="Tabell4.C2" office:value-type="string">
            <text:p text:style-name="P19">8 hours</text:p>
          </table:table-cell>
        </table:table-row>
        <table:table-row>
          <table:table-cell table:style-name="Tabell4.A2" office:value-type="string">
            <text:p text:style-name="P19">Unit test</text:p>
          </table:table-cell>
          <table:table-cell table:style-name="Tabell4.A2" office:value-type="string">
            <text:p text:style-name="P19">3 hours</text:p>
          </table:table-cell>
          <table:table-cell table:style-name="Tabell4.C2" office:value-type="string">
            <text:p text:style-name="P19">9 hours</text:p>
          </table:table-cell>
        </table:table-row>
        <table:table-row>
          <table:table-cell table:style-name="Tabell4.A2" office:value-type="string">
            <text:p text:style-name="P19">Running manual test</text:p>
          </table:table-cell>
          <table:table-cell table:style-name="Tabell4.A2" office:value-type="string">
            <text:p text:style-name="P19">1 hours</text:p>
          </table:table-cell>
          <table:table-cell table:style-name="Tabell4.C2" office:value-type="string">
            <text:p text:style-name="P19">1 hours</text:p>
          </table:table-cell>
        </table:table-row>
        <table:table-row>
          <table:table-cell table:style-name="Tabell4.A2" office:value-type="string">
            <text:p text:style-name="P19">Create test report</text:p>
          </table:table-cell>
          <table:table-cell table:style-name="Tabell4.A2" office:value-type="string">
            <text:p text:style-name="P19">5 hours</text:p>
          </table:table-cell>
          <table:table-cell table:style-name="Tabell4.C2" office:value-type="string">
            <text:p text:style-name="P19">15 hours</text:p>
          </table:table-cell>
        </table:table-row>
      </table:table>
      <text:p text:style-name="P5"/>
      <text:p text:style-name="P5"/>
      <text:h text:style-name="P4" text:outline-level="2"/>
      <text:h text:style-name="P4" text:outline-level="2"><text:bookmark text:name="user-content-manual-test-cases"/>Manual Test-Cases</text:h>
      <text:h text:style-name="P6" text:outline-level="3"><text:bookmark text:name="user-content-tc11-store-name-successful"/>TC1 <text:s/><text:span text:style-name="T4">Choose wikipedia site to fetch words from</text:span></text:h>
      <text:p text:style-name="P10">Use case: <text:span text:style-name="T1">Choose wikipedia site to fetch words from<text:line-break/><text:line-break/></text:span><text:span text:style-name="T19">Whats tested: The applications ability to fetch words for the game from a english wikipedia site.</text:span></text:p>
      <text:p text:style-name="P10"><text:span text:style-name="T19">Why: In order for the game to be able to work with random words from wikipedia this use case most work.</text:span></text:p>
      <text:p text:style-name="P10">Scenario: Successfully fetch words from choosen wikipedia</text:p>
      <text:p text:style-name="P10">The main success scenario of this use case is where the system returns a random word from the site to play the game with. </text:p>
      <text:p text:style-name="P10">Precondition: Active internet connection and application started</text:p>
      <text:h text:style-name="P8" text:outline-level="4"><text:bookmark text:name="user-content-test-steps"/><text:soft-page-break/>Test steps</text:h>
      <text:list xml:id="list3736046169100187517" text:style-name="L1">
        <text:list-item>
          <text:p text:style-name="P56">Run the app in IDE</text:p>
        </text:list-item>
        <text:list-item>
          <text:p text:style-name="P63"><text:span text:style-name="T10">System shows:<text:line-break/>"</text:span><text:span text:style-name="T15">--welcome, to start game type start and press Enter</text:span></text:p>
        </text:list-item>
      </text:list>
      <text:p text:style-name="P2"/>
      <text:p text:style-name="P2"><text:tab/>--if you want to choose what wikipedia site to fetch your words <text:tab/>from type the adress</text:p>
      <text:p text:style-name="P2"><text:tab/>and press enter to start the game. Type quit at any time terminate <text:tab/>the application</text:p>
      <text:p text:style-name="P1"><text:span text:style-name="T17"><text:tab/>Example </text:span><text:a xlink:type="simple" xlink:href="https://en.wikipedia.org/wiki/Stockholm" text:style-name="Internet_20_link" text:visited-style-name="Visited_20_Internet_20_Link">https://en.wikipedia.org/wiki/Stockholm</text:a><text:span text:style-name="T8">"</text:span></text:p>
      <text:p text:style-name="P3"/>
      <text:p text:style-name="P3"/>
      <text:list xml:id="list40795795" text:continue-numbering="true" text:style-name="L1">
        <text:list-item>
          <text:p text:style-name="P56">Enter the adress “ <text:a xlink:type="simple" xlink:href="https://en.wikipedia.org/wiki/Stockholm" text:style-name="Internet_20_link" text:visited-style-name="Visited_20_Internet_20_Link">https://en.wikipedia.org/wiki/Stockholm</text:a><text:span text:style-name="T15">”</text:span> and press enter</text:p>
        </text:list-item>
        <text:list-item>
          <text:p text:style-name="P56">Game starts and shows:</text:p>
          <text:p text:style-name="P56"><text:span text:style-name="T16">amount of wrong guesses = 0</text:span></text:p>
          <text:p text:style-name="P45"><text:tab/>your wrong guesses = </text:p>
          <text:p text:style-name="P45"><text:tab/>............</text:p>
          <text:p text:style-name="P50"><text:span text:style-name="T25"><text:tab/>Take a guess!</text:span></text:p>
        </text:list-item>
        <text:list-item>
          <text:p text:style-name="P56"><text:s/>Push q and hit enter</text:p>
        </text:list-item>
        <text:list-item>
          <text:p text:style-name="P56">repeat the previous step changing q for w,t,p,s,d,g,h,k,l,z,x,c,v,b,n,m,until game finish </text:p>
        </text:list-item>
        <text:list-item>
          <text:p text:style-name="P56">Game shows:</text:p>
          <text:p text:style-name="P56"><text:span text:style-name="T15"><text:s/>____</text:span></text:p>
          <text:p text:style-name="P44"><text:tab/> | <text:s text:c="3"/>o <text:s/></text:p>
          <text:p text:style-name="P44"><text:tab/> | <text:s text:c="2"/>/|\ <text:s text:c="2"/></text:p>
          <text:p text:style-name="P44"><text:s/>| <text:s text:c="3"/>| <text:s/></text:p>
          <text:p text:style-name="P44"><text:s/>| <text:s text:c="2"/>/ \</text:p>
          <text:p text:style-name="P44"><text:s/>|_ </text:p>
          <text:p text:style-name="P44">| <text:s text:c="2"/>|______ <text:s/></text:p>
          <text:p text:style-name="P44"><text:tab/>| <text:s text:c="9"/>| <text:s/></text:p>
          <text:p text:style-name="P44"><text:tab/>|__________| </text:p>
          <text:p text:style-name="P51"><text:span text:style-name="T25"><text:tab/>GAME OVER!, hit Enter to restart application, the answer was <text:tab/>continental</text:span></text:p>
        </text:list-item>
        <text:list-item>
          <text:p text:style-name="P56"><text:s/>Copy the word after "<text:span text:style-name="T15">the answer was " and go to </text:span><text:a xlink:type="simple" xlink:href="https://en.wikipedia.org/wiki/Stockholm" text:style-name="Internet_20_link" text:visited-style-name="Visited_20_Internet_20_Link">https://en.wikipedia.org/wiki/Stockholm</text:a></text:p>
        </text:list-item>
        <text:list-item>
          <text:p text:style-name="P56"><text:span text:style-name="T15">crl + F Search for the word to see that the word got pulled from the page.</text:span></text:p>
          <text:p text:style-name="P67"><text:span text:style-name="T15"/></text:p>
        </text:list-item>
      </text:list>
      <text:p text:style-name="P48"><text:soft-page-break/><text:span text:style-name="T18"><text:tab/></text:span></text:p>
      <text:h text:style-name="P6" text:outline-level="3"><text:bookmark text:name="user-content-expected"/>Expected</text:h>
      <text:list xml:id="list7296977693720819521" text:style-name="L2">
        <text:list-item>
          <text:p text:style-name="P57">The crl + F search should find the word on the page</text:p>
        </text:list-item>
        <text:list-item>
          <text:p text:style-name="P57">Game asks user to hit enter to restart application<text:line-break/></text:p>
        </text:list-item>
      </text:list>
      <text:p text:style-name="P21"/>
      <table:table table:name="Tabell5" table:style-name="Tabell5">
        <table:table-column table:style-name="Tabell5.A"/>
        <table:table-column table:style-name="Tabell5.B"/>
        <table:table-row table:style-name="Tabell5.1">
          <table:table-cell table:style-name="Tabell5.A1" office:value-type="string">
            <text:p text:style-name="P20">Test successfull</text:p>
          </table:table-cell>
          <table:table-cell table:style-name="Tabell5.B1" office:value-type="string">
            <text:p text:style-name="P20">Test unsuccessfull</text:p>
          </table:table-cell>
        </table:table-row>
        <table:table-row>
          <table:table-cell table:style-name="Tabell5.A2" office:value-type="string">
            <text:p text:style-name="P20">OK</text:p>
          </table:table-cell>
          <table:table-cell table:style-name="Tabell5.B2" office:value-type="string">
            <text:p text:style-name="P20"/>
          </table:table-cell>
        </table:table-row>
      </table:table>
      <text:list xml:id="list40785620" text:continue-numbering="true" text:style-name="L2">
        <text:list-header>
          <text:p text:style-name="P57"><text:line-break/><text:span text:style-name="T1">Note: </text:span><text:span text:style-name="T19">The class filters out words of 11 characters or more. Only one of the java reserved keywords (the only other option of words) is larger than 11 characters <text:s/>and that word is “synchronized”. If the result is 12 letters long you can make sure that it is not this word by playing one round guessing one of they <text:s/>“synchronized” letters making sure its not this.</text:span></text:p>
        </text:list-header>
      </text:list>
      <text:h text:style-name="P6" text:outline-level="3"><text:bookmark text:name="user-content-tc12-store-empty-name-force-reprompt"/>TC1.2 invalid adress prompt user for new adress</text:h>
      <text:p text:style-name="P10">Use case: <text:span text:style-name="T1">Choose wikipedia site to fetch words from<text:line-break/><text:line-break/></text:span><text:span text:style-name="T19">Whats tested: The applications ability recognize an incomplete adress and tell the user to try again.</text:span></text:p>
      <text:p text:style-name="P10"><text:span text:style-name="T19">Why: The application cannot scrape a invalid adress and needs to tell the user to try again.</text:span></text:p>
      <text:p text:style-name="P14"><text:span text:style-name="T2">Scenario: unsuccessfull to fetch words from </text:span><text:span text:style-name="T3">the adress given.</text:span></text:p>
      <text:p text:style-name="P10">Precondition: user is at the main menu.</text:p>
      <text:h text:style-name="P8" text:outline-level="4"><text:bookmark text:name="user-content-test-steps-1"/>Test steps</text:h>
      <text:list xml:id="list5662324789952138576" text:style-name="L3">
        <text:list-item>
          <text:p text:style-name="P58">Run the app in IDE</text:p>
        </text:list-item>
        <text:list-item>
          <text:p text:style-name="P64"><text:span text:style-name="T10">System shows:<text:line-break/>"</text:span><text:span text:style-name="T15">--welcome, to start game type start and press Enter</text:span></text:p>
          <text:p text:style-name="P43"/>
          <text:p text:style-name="P43"><text:tab/>--if you want to choose what wikipedia site to fetch your words <text:tab/>from type the adress</text:p>
          <text:p text:style-name="P43"><text:tab/>and press enter to start the game. Type quit at any time terminate <text:tab/>the application</text:p>
          <text:p text:style-name="P47"><text:soft-page-break/><text:span text:style-name="T17"><text:tab/>Example </text:span><text:a xlink:type="simple" xlink:href="https://en.wikipedia.org/wiki/Stockholm" text:style-name="Internet_20_link" text:visited-style-name="Visited_20_Internet_20_Link">https://en.wikipedia.org/wiki/Stockholm</text:a><text:span text:style-name="T8">"</text:span></text:p>
          <text:p text:style-name="P49"/>
        </text:list-item>
      </text:list>
      <text:p text:style-name="P3"/>
      <text:list xml:id="list40789642" text:continue-numbering="true" text:style-name="L3">
        <text:list-item>
          <text:p text:style-name="P64"><text:span text:style-name="T10">Enter the adress “ </text:span><text:span text:style-name="T15">ht://en.wikipedia.org/wiki/nothingheretosee</text:span><text:span text:style-name="T14">”</text:span><text:span text:style-name="T10"> and press enter</text:span></text:p>
        </text:list-item>
      </text:list>
      <text:p text:style-name="P21"/>
      <text:h text:style-name="P6" text:outline-level="3"><text:bookmark text:name="user-content-expected-1"/>Expected</text:h>
      <text:list xml:id="list5664411444355955052" text:style-name="L4">
        <text:list-item>
          <text:p text:style-name="P65"><text:span text:style-name="T10">The system should show the text "</text:span><text:span text:style-name="T15">the URL does not look right, try again and follow the format https://en.wikipedia.org/wiki/Stockholm</text:span><text:span text:style-name="T10">"</text:span></text:p>
        </text:list-item>
        <text:list-item>
          <text:p text:style-name="P59">System shows main menu again and waits for input.</text:p>
        </text:list-item>
      </text:list>
      <text:p text:style-name="P21"/>
      <table:table table:name="Tabell6" table:style-name="Tabell6">
        <table:table-column table:style-name="Tabell6.A"/>
        <table:table-column table:style-name="Tabell6.B"/>
        <table:table-row table:style-name="Tabell6.1">
          <table:table-cell table:style-name="Tabell6.A1" office:value-type="string">
            <text:p text:style-name="P20">Test successfull</text:p>
          </table:table-cell>
          <table:table-cell table:style-name="Tabell6.B1" office:value-type="string">
            <text:p text:style-name="P20">Test unsuccessfull</text:p>
          </table:table-cell>
        </table:table-row>
        <table:table-row>
          <table:table-cell table:style-name="Tabell6.A2" office:value-type="string">
            <text:p text:style-name="P20">OK</text:p>
          </table:table-cell>
          <table:table-cell table:style-name="Tabell6.B2" office:value-type="string">
            <text:p text:style-name="P20"/>
          </table:table-cell>
        </table:table-row>
      </table:table>
      <text:h text:style-name="P7" text:outline-level="3">Note:</text:h>
      <text:h text:style-name="P7" text:outline-level="3"/>
      <text:h text:style-name="P7" text:outline-level="3">TC2 <text:s/><text:span text:style-name="T20">Quit game</text:span></text:h>
      <text:p text:style-name="P11">Use case: <text:s/>Quit game</text:p>
      <text:p text:style-name="P12">Whats tested: The users ability to terminate the application from the main menu.</text:p>
      <text:p text:style-name="P12">Why: The user should be able to terminate the application from the main menu.</text:p>
      <text:p text:style-name="P11">Scenario: terminate the application from main menu</text:p>
      <text:p text:style-name="P11">Precondition: user is at the main menu.</text:p>
      <text:h text:style-name="P9" text:outline-level="4">Test steps</text:h>
      <text:list xml:id="list40779964" text:continue-list="list40789642" text:style-name="L3">
        <text:list-item>
          <text:p text:style-name="P58"><text:s/>Run the app in IDE</text:p>
        </text:list-item>
        <text:list-item>
          <text:p text:style-name="P64"><text:soft-page-break/><text:span text:style-name="T10">System shows:<text:line-break/>"</text:span><text:span text:style-name="T15">--welcome, to start game type start and press Enter</text:span></text:p>
          <text:p text:style-name="P43"/>
          <text:p text:style-name="P43"><text:tab/>--if you want to choose what wikipedia site to fetch your words <text:tab/>from type the adress</text:p>
          <text:p text:style-name="P43"><text:tab/>and press enter to start the game. Type quit at any time terminate <text:tab/>the application</text:p>
          <text:p text:style-name="P47"><text:span text:style-name="T17"><text:s/><text:tab/>Example </text:span><text:a xlink:type="simple" xlink:href="https://en.wikipedia.org/wiki/Stockholm" text:style-name="Internet_20_link" text:visited-style-name="Visited_20_Internet_20_Link">https://en.wikipedia.org/wiki/Stockholm</text:a><text:span text:style-name="T8">"</text:span></text:p>
          <text:p text:style-name="P49"/>
          <text:p text:style-name="P49"/>
        </text:list-item>
        <text:list-item>
          <text:p text:style-name="P58">Enter “quit” and hit enter</text:p>
        </text:list-item>
        <text:list-item>
          <text:p text:style-name="P58">systems shows “Are you sure you want to terminate? Yes/no”</text:p>
        </text:list-item>
        <text:list-item>
          <text:p text:style-name="P58">Enter “yes” and hit enter</text:p>
        </text:list-item>
      </text:list>
      <text:h text:style-name="P6" text:outline-level="3">Expected</text:h>
      <text:list xml:id="list40787493" text:continue-list="list5664411444355955052" text:style-name="L4">
        <text:list-item>
          <text:p text:style-name="P59">The system should terminate the application.</text:p>
        </text:list-item>
      </text:list>
      <text:p text:style-name="P21"/>
      <table:table table:name="Tabell7" table:style-name="Tabell7">
        <table:table-column table:style-name="Tabell7.A"/>
        <table:table-column table:style-name="Tabell7.B"/>
        <table:table-row table:style-name="Tabell7.1">
          <table:table-cell table:style-name="Tabell7.A1" office:value-type="string">
            <text:p text:style-name="P20">Test successfull</text:p>
          </table:table-cell>
          <table:table-cell table:style-name="Tabell7.B1" office:value-type="string">
            <text:p text:style-name="P20">Test unsuccessfull</text:p>
          </table:table-cell>
        </table:table-row>
        <table:table-row>
          <table:table-cell table:style-name="Tabell7.A2" office:value-type="string">
            <text:p text:style-name="P20">OK</text:p>
          </table:table-cell>
          <table:table-cell table:style-name="Tabell7.B2" office:value-type="string">
            <text:p text:style-name="P20"/>
          </table:table-cell>
        </table:table-row>
      </table:table>
      <text:p text:style-name="P61"/>
      <text:p text:style-name="P23"><text:span text:style-name="T9">Note: </text:span><text:span text:style-name="T12">This should work at any time during the game and does not have to be done at main menu.</text:span></text:p>
      <text:h text:style-name="P7" text:outline-level="3">TC2.1 <text:s/><text:span text:style-name="T20">Quit game, change mind.</text:span></text:h>
      <text:p text:style-name="P11">Use case: <text:s/>Quit game.</text:p>
      <text:p text:style-name="P12">Whats tested: Terminate the application from the main menu but change mind.</text:p>
      <text:p text:style-name="P12">Why: The user will need to perform a confirmation if he tries to terminate application.</text:p>
      <text:p text:style-name="P11">Scenario: starting termination of the application from main menu when writing “quit” and hitting enter then typing “no” and hitting enter to return to main menu.</text:p>
      <text:p text:style-name="P11">Precondition: user is at the main menu.</text:p>
      <text:h text:style-name="P9" text:outline-level="4"><text:soft-page-break/>Test steps</text:h>
      <text:list xml:id="list40790567" text:continue-list="list40779964" text:style-name="L3">
        <text:list-item>
          <text:p text:style-name="P58"><text:s/>Run the app in IDE</text:p>
        </text:list-item>
        <text:list-item>
          <text:p text:style-name="P64"><text:span text:style-name="T10">System shows:<text:line-break/>"</text:span><text:span text:style-name="T15">--welcome, to start game type start and press Enter</text:span></text:p>
          <text:p text:style-name="P43"/>
          <text:p text:style-name="P43"><text:tab/>--if you want to choose what wikipedia site to fetch your words <text:tab/>from type the adress</text:p>
          <text:p text:style-name="P43"><text:tab/>and press enter to start the game. Type quit at any time terminate <text:tab/>the application</text:p>
          <text:p text:style-name="P47"><text:span text:style-name="T17"><text:s/><text:tab/>Example </text:span><text:a xlink:type="simple" xlink:href="https://en.wikipedia.org/wiki/Stockholm" text:style-name="Internet_20_link" text:visited-style-name="Visited_20_Internet_20_Link">https://en.wikipedia.org/wiki/Stockholm</text:a><text:span text:style-name="T8">"</text:span></text:p>
          <text:p text:style-name="P49"/>
          <text:p text:style-name="P49"/>
        </text:list-item>
        <text:list-item>
          <text:p text:style-name="P58">Enter “quit” and hit enter</text:p>
        </text:list-item>
        <text:list-item>
          <text:p text:style-name="P58">systems shows “Are you sure you want to terminate? Yes/no”</text:p>
        </text:list-item>
        <text:list-item>
          <text:p text:style-name="P58">Enter “no” and hit enter</text:p>
        </text:list-item>
      </text:list>
      <text:h text:style-name="P6" text:outline-level="3">Expected</text:h>
      <text:list xml:id="list742303358917611774" text:style-name="L5">
        <text:list-item>
          <text:p text:style-name="P60">The system should return to main menu and await input.<text:line-break/></text:p>
        </text:list-item>
      </text:list>
      <table:table table:name="Tabell8" table:style-name="Tabell8">
        <table:table-column table:style-name="Tabell8.A"/>
        <table:table-column table:style-name="Tabell8.B"/>
        <table:table-row table:style-name="Tabell8.1">
          <table:table-cell table:style-name="Tabell8.A1" office:value-type="string">
            <text:list xml:id="list40771807" text:continue-numbering="true" text:style-name="L5">
              <text:list-header>
                <text:p text:style-name="P34">Test successfull</text:p>
              </text:list-header>
            </text:list>
          </table:table-cell>
          <table:table-cell table:style-name="Tabell8.B1" office:value-type="string">
            <text:list xml:id="list40769068" text:continue-numbering="true" text:style-name="L5">
              <text:list-header>
                <text:p text:style-name="P34">Test unsuccessfull</text:p>
              </text:list-header>
            </text:list>
          </table:table-cell>
        </table:table-row>
        <table:table-row>
          <table:table-cell table:style-name="Tabell8.A2" office:value-type="string">
            <text:list xml:id="list40774872" text:continue-numbering="true" text:style-name="L5">
              <text:list-header>
                <text:p text:style-name="P34">OK</text:p>
              </text:list-header>
            </text:list>
          </table:table-cell>
          <table:table-cell table:style-name="Tabell8.B2" office:value-type="string">
            <text:list xml:id="list40795210" text:continue-numbering="true" text:style-name="L5">
              <text:list-header>
                <text:p text:style-name="P34"/>
              </text:list-header>
            </text:list>
          </table:table-cell>
        </table:table-row>
      </table:table>
      <text:list xml:id="list40775176" text:continue-numbering="true" text:style-name="L5">
        <text:list-header>
          <text:p text:style-name="P62"><text:line-break/>Note: </text:p>
        </text:list-header>
      </text:list>
      <text:p text:style-name="P22"><text:span text:style-name="T13">1.</text:span><text:span text:style-name="T10">Anything but “yes” will return user to main menu.</text:span><text:span text:style-name="T11"> </text:span></text:p>
      <text:p text:style-name="P22"><text:span text:style-name="T13">2.</text:span><text:span text:style-name="T12">This will work at any time during the game and does not have to be done at main menu.</text:span></text:p>
      <text:h text:style-name="P4" text:outline-level="2"><text:bookmark text:name="user-content-test-report"/>Test Report</text:h>
      <text:p text:style-name="P10">Test traceability matrix and success</text:p>
      <text:p text:style-name="P10"/>
      <table:table table:name="Tabell1" table:style-name="Tabell1">
        <table:table-column table:style-name="Tabell1.A" table:number-columns-repeated="3"/>
        <table:table-row>
          <table:table-cell table:style-name="Tabell1.A1" office:value-type="string">
            <text:p text:style-name="P15">Test</text:p>
          </table:table-cell>
          <table:table-cell table:style-name="Tabell1.A1" office:value-type="string">
            <text:p text:style-name="P16">UC Wiki</text:p>
          </table:table-cell>
          <table:table-cell table:style-name="Tabell1.C1" office:value-type="string">
            <text:p text:style-name="P16">UC Quit</text:p>
          </table:table-cell>
        </table:table-row>
        <table:table-row>
          <table:table-cell table:style-name="Tabell1.A2" office:value-type="string">
            <text:p text:style-name="P17">TC1.1</text:p>
          </table:table-cell>
          <table:table-cell table:style-name="Tabell1.A2" office:value-type="string">
            <text:p text:style-name="P18">OK</text:p>
          </table:table-cell>
          <table:table-cell table:style-name="Tabell1.C2" office:value-type="string">
            <text:p text:style-name="P20"/>
          </table:table-cell>
        </table:table-row>
        <text:soft-page-break/>
        <table:table-row>
          <table:table-cell table:style-name="Tabell1.A2" office:value-type="string">
            <text:p text:style-name="P17">TC1.2</text:p>
          </table:table-cell>
          <table:table-cell table:style-name="Tabell1.A2" office:value-type="string">
            <text:p text:style-name="P18">OK</text:p>
          </table:table-cell>
          <table:table-cell table:style-name="Tabell1.C2" office:value-type="string">
            <text:p text:style-name="P20"/>
          </table:table-cell>
        </table:table-row>
        <table:table-row>
          <table:table-cell table:style-name="Tabell1.A2" office:value-type="string">
            <text:p text:style-name="P17">TC2.1</text:p>
          </table:table-cell>
          <table:table-cell table:style-name="Tabell1.A2" office:value-type="string">
            <text:p text:style-name="P18"/>
          </table:table-cell>
          <table:table-cell table:style-name="Tabell1.C2" office:value-type="string">
            <text:p text:style-name="P20">OK</text:p>
          </table:table-cell>
        </table:table-row>
        <table:table-row>
          <table:table-cell table:style-name="Tabell1.A2" office:value-type="string">
            <text:p text:style-name="P17">TC2.2</text:p>
          </table:table-cell>
          <table:table-cell table:style-name="Tabell1.A2" office:value-type="string">
            <text:p text:style-name="P18"/>
          </table:table-cell>
          <table:table-cell table:style-name="Tabell1.C2" office:value-type="string">
            <text:p text:style-name="P20">OK</text:p>
          </table:table-cell>
        </table:table-row>
        <table:table-row>
          <table:table-cell table:style-name="Tabell1.A2" office:value-type="string">
            <text:p text:style-name="P17">COVERAGE &amp; SUCCESS</text:p>
          </table:table-cell>
          <table:table-cell table:style-name="Tabell1.A2" office:value-type="string">
            <text:p text:style-name="P18">2/OK</text:p>
          </table:table-cell>
          <table:table-cell table:style-name="Tabell1.C2" office:value-type="string">
            <text:p text:style-name="P20">2/OK</text:p>
          </table:table-cell>
        </table:table-row>
      </table:table>
      <text:p text:style-name="P10"/>
      <text:p text:style-name="P13"/>
      <text:p text:style-name="P13"/>
      <text:p text:style-name="P13"/>
      <text:p text:style-name="P13">Automated unit test coverage and success</text:p>
      <table:table table:name="Tabell2" table:style-name="Tabell2">
        <table:table-column table:style-name="Tabell2.A" table:number-columns-repeated="3"/>
        <table:table-row>
          <table:table-cell table:style-name="Tabell2.A1" office:value-type="string">
            <text:p text:style-name="P20">Test</text:p>
          </table:table-cell>
          <table:table-cell table:style-name="Tabell2.A1" office:value-type="string">
            <text:p text:style-name="P20">Method tested</text:p>
          </table:table-cell>
          <table:table-cell table:style-name="Tabell2.C1" office:value-type="string">
            <text:p text:style-name="P20">Coverage &amp; success</text:p>
          </table:table-cell>
        </table:table-row>
        <table:table-row>
          <table:table-cell table:style-name="Tabell2.A2" office:value-type="string">
            <text:p text:style-name="P20">InitializeHangmanTest</text:p>
          </table:table-cell>
          <table:table-cell table:style-name="Tabell2.A2" office:value-type="string">
            <text:p text:style-name="P20">initializeHangman()</text:p>
          </table:table-cell>
          <table:table-cell table:style-name="Tabell2.C2" office:value-type="string">
            <text:p text:style-name="P20">100/OK <text:s/></text:p>
          </table:table-cell>
        </table:table-row>
        <table:table-row>
          <table:table-cell table:style-name="Tabell2.A2" office:value-type="string">
            <text:p text:style-name="P20">testAddHighScore</text:p>
          </table:table-cell>
          <table:table-cell table:style-name="Tabell2.A2" office:value-type="string">
            <text:p text:style-name="P20">HighScore.addHighScore()</text:p>
          </table:table-cell>
          <table:table-cell table:style-name="Tabell2.C2" office:value-type="string">
            <text:p text:style-name="P20">100/OK</text:p>
          </table:table-cell>
        </table:table-row>
        <table:table-row>
          <table:table-cell table:style-name="Tabell2.A2" office:value-type="string">
            <text:p text:style-name="P20">checkNickNamesTest</text:p>
          </table:table-cell>
          <table:table-cell table:style-name="Tabell2.A2" office:value-type="string">
            <text:p text:style-name="P20">checkNickNames</text:p>
          </table:table-cell>
          <table:table-cell table:style-name="Tabell2.C2" office:value-type="string">
            <text:p text:style-name="P20">100/FAIL</text:p>
          </table:table-cell>
        </table:table-row>
      </table:table>
      <text:h text:style-name="P6" text:outline-level="3"><text:bookmark text:name="user-content-comment"/>Comment</text:h>
      <text:p text:style-name="P10">All tests pass, next iteration we need to focus on extending use cases and if needed refactor the code. </text:p>
      <text:p text:style-name="Standard"/>
      <text:p text:style-name="Standard"/>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text:soft-page-break/>Automated unit test cases</text:p>
      <text:p text:style-name="P27"/>
      <text:p text:style-name="P41"><text:span text:style-name="T24">Test case 1:</text:span><text:span text:style-name="T7"><text:line-break/></text:span><text:span text:style-name="T6">Whats tested: The applications ability to create the hangman in the right porportions</text:span></text:p>
      <text:p text:style-name="P53">Precondition: application started</text:p>
      <text:p text:style-name="P27"/>
      <text:p text:style-name="P26"/>
      <text:p text:style-name="P26"><text:span text:style-name="T23">Coverage,</text:span><text:span text:style-name="T5"> </text:span>initializeHangmanTest():</text:p>
      <text:p text:style-name="P28"/>
      <text:p text:style-name="P26"><text:line-break/><text:line-break/><text:line-break/></text:p>
      <text:p text:style-name="P26"><draw:frame draw:style-name="fr3" draw:name="grafik2" text:anchor-type="paragraph" svg:width="5.4374in" svg:height="3.5102in" draw:z-index="3"><draw:image xlink:href="Pictures/20000007000035F4000022D5D4701992.svm" xlink:type="simple" xlink:show="embed" xlink:actuate="onLoad"/></draw:frame></text:p>
      <text:p text:style-name="P26"/>
      <text:p text:style-name="P26"/>
      <text:p text:style-name="P26"/>
      <text:p text:style-name="Standard"><text:span text:style-name="T21"><text:line-break/><text:line-break/><text:line-break/></text:span></text:p>
      <text:p text:style-name="P26"/>
      <text:p text:style-name="P26"><text:span text:style-name="T23">Test code, </text:span>initializeHangmanTest():</text:p>
      <text:p text:style-name="P26"/>
      <text:p text:style-name="P26"><draw:frame draw:style-name="fr2" draw:name="grafik1" text:anchor-type="paragraph" svg:width="6.6929in" svg:height="5.6874in" draw:z-index="2"><draw:image xlink:href="Pictures/20000007000055FE00004913C506ECE2.svm"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1"><text:soft-page-break/><text:span text:style-name="T24">Test case 2:</text:span><text:span text:style-name="T7"><text:line-break/></text:span><text:span text:style-name="T6">Whats tested: To add to highscore and keep highscore sorted</text:span></text:p>
      <text:p text:style-name="P53">Precondition: application started</text:p>
      <text:p text:style-name="P26"/>
      <text:p text:style-name="P26"/>
      <text:p text:style-name="P28"><text:span text:style-name="T23">coverage, t</text:span><text:span text:style-name="T22">estAddHighScore():</text:span></text:p>
      <text:p text:style-name="P28"/>
      <text:p text:style-name="P28"><draw:frame draw:style-name="fr1" draw:name="grafik7" text:anchor-type="paragraph" svg:width="6.428in" svg:height="2.5728in" draw:z-index="6"><draw:image xlink:href="Pictures/2000000700003FC60000198838AD517B.svm"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7"><text:span text:style-name="T22"/></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7">Test code part 1, <text:span text:style-name="T22">testAddHighScore():</text:span></text:p>
      <text:p text:style-name="P28"/>
      <text:p text:style-name="P28"/>
      <text:p text:style-name="P28"/>
      <text:p text:style-name="P28"><draw:frame draw:style-name="fr4" draw:name="grafik3" text:anchor-type="paragraph" svg:x="0.078in" svg:y="0in" svg:width="6.4071in" svg:height="6.428in" draw:z-index="4"><draw:image xlink:href="Pictures/2000000700003F9100003FC683E0BEAC.svm"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7">Test code part 2, <text:span text:style-name="T22">testAddHighScore():</text:span></text:p>
      <text:p text:style-name="P27"><text:span text:style-name="T22"/></text:p>
      <text:p text:style-name="P27"><draw:frame draw:style-name="fr4" draw:name="grafik4" text:anchor-type="paragraph" svg:x="0.039in" svg:y="0.0134in" svg:width="5.9902in" svg:height="5.552in" draw:z-index="5"><draw:image xlink:href="Pictures/2000000700003B6F000037179815BA9A.svm" xlink:type="simple" xlink:show="embed" xlink:actuate="onLoad"/></draw:frame><text:span text:style-name="T22"/></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41"><text:span text:style-name="T24">Test case 3:</text:span><text:span text:style-name="T7"><text:line-break/></text:span><text:span text:style-name="T6">Whats tested: the functionality to see if a Nickname is present.</text:span></text:p>
      <text:p text:style-name="P53">Precondition: application started</text:p>
      <text:p text:style-name="P40"/>
      <text:p text:style-name="P35"/>
      <text:p text:style-name="P35"/>
      <text:p text:style-name="P35">checkNickNamesTest:</text:p>
      <text:p text:style-name="P28">coverage:</text:p>
      <text:p text:style-name="P28"><draw:frame draw:style-name="fr1" draw:name="grafik5" text:anchor-type="paragraph" svg:width="4.1362in" svg:height="0.6984in" draw:z-index="0"><draw:image xlink:href="Pictures/2000000700002909000006EED2E40C85.svm" xlink:type="simple" xlink:show="embed" xlink:actuate="onLoad"/></draw:frame></text:p>
      <text:p text:style-name="P28"/>
      <text:p text:style-name="P28">Test code:</text:p>
      <text:p text:style-name="P28"><draw:frame draw:style-name="fr1" draw:name="grafik6" text:anchor-type="paragraph" svg:width="4.1874in" svg:height="0.8547in" draw:z-index="1"><draw:image xlink:href="Pictures/200000070000298D0000087B182D5017.svm" xlink:type="simple" xlink:show="embed" xlink:actuate="onLoad"/></draw:frame></text:p>
      <text:p text:style-name="P28"/>
      <text:p text:style-name="P28"/>
      <text:p text:style-name="P27">Reflection:</text:p>
      <text:p text:style-name="P37">Before this iteration the word testing sounded really boring to me and I thought it was something I would not like, how ever this iteration has been eye opening for me. My code in this project is not very great. It's not written to be tested since I have never really tested before I did not think about it. <text:s/>I have gained a lot of understanding of what I need to do differently when I code and I'm looking forward to writing code with testing in mind since it will be so much better and I will have alot more confidence in the code I produ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3-03T22:55:20.66</meta:creation-date>
    <dc:date>2019-03-07T20:57:30.45</dc:date>
    <dc:creator>ddd ddd</dc:creator>
    <meta:editing-duration>P1DT1H7M28S</meta:editing-duration>
    <meta:editing-cycles>54</meta:editing-cycles>
    <meta:generator>OpenOffice/4.1.5$Win32 OpenOffice.org_project/415m1$Build-9789</meta:generator>
    <meta:document-statistic meta:table-count="7" meta:image-count="7" meta:object-count="0" meta:page-count="15" meta:paragraph-count="183" meta:word-count="1506" meta:character-count="8654"/>
  </office:meta>
</office:document-meta>
</file>